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5.3618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2"/>
        <table:table-row table:style-name="ro1">
          <table:table-cell table:style-name="ce1" office:value-type="string" calcext:value-type="string">
            <text:p>Metals and metalloids: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dded</text:p>
          </table:table-cell>
          <table:table-cell table:style-name="ce2" office:value-type="string" calcext:value-type="string">
            <text:p><text:a xlink:href="https://atozwiki.com/Antimony" xlink:type="simple">Antimony</text:a>/Stibnium – Sb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</table:table-row>
        <table:table-row table:style-name="ro3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Bismuth" xlink:type="simple">Bismuth</text:a> (<text:a xlink:href="https://atozwiki.com/German_language" xlink:type="simple">German</text:a>: Wismuth) – Bi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Copper" xlink:type="simple">Copper</text:a>/Cuprum</text:p>
          </table:table-cell>
          <table:table-cell office:value-type="string" calcext:value-type="string">
            <text:p>associated with <text:a xlink:href="https://atozwiki.com/Venus" xlink:type="simple">Venus</text:a>. Cu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old" xlink:type="simple">Gold</text:a>/Aurum</text:p>
          </table:table-cell>
          <table:table-cell office:value-type="string" calcext:value-type="string">
            <text:p>associated with the <text:a xlink:href="https://atozwiki.com/Sun" xlink:type="simple">Sun</text:a>. Au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Iron" xlink:type="simple">Iron</text:a>/Ferrum</text:p>
          </table:table-cell>
          <table:table-cell office:value-type="string" calcext:value-type="string">
            <text:p>associated with <text:a xlink:href="https://atozwiki.com/Mars" xlink:type="simple">Mars</text:a>. Fe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ead" xlink:type="simple">Lead</text:a>/Plumbum</text:p>
          </table:table-cell>
          <table:table-cell office:value-type="string" calcext:value-type="string">
            <text:p>associated with <text:a xlink:href="https://atozwiki.com/Saturn" xlink:type="simple">Saturn</text:a>. Pb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<text:a xlink:href="https://atozwiki.com/Mercury_(element)" xlink:type="simple">Quicksilver</text:a>/Hydrargyrum</text:p>
          </table:table-cell>
          <table:table-cell office:value-type="string" calcext:value-type="string">
            <text:p>associated with <text:a xlink:href="https://atozwiki.com/Mercury_(planet)" xlink:type="simple">Mercury</text:a>. Hg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ilver" xlink:type="simple">Silver</text:a>/Argentum</text:p>
          </table:table-cell>
          <table:table-cell office:value-type="string" calcext:value-type="string">
            <text:p>associated with the <text:a xlink:href="https://atozwiki.com/Moon" xlink:type="simple">Moon</text:a>. Ag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Tin" xlink:type="simple">Tin</text:a>/Stannum</text:p>
          </table:table-cell>
          <table:table-cell office:value-type="string" calcext:value-type="string">
            <text:p>associated with <text:a xlink:href="https://atozwiki.com/Jupiter" xlink:type="simple">Jupiter</text:a>. Sn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inerals, stones, and pigments:</text:p>
          </table:table-cell>
          <table:table-cell table:style-name="Default" table:number-columns-repeated="3"/>
        </table:table-row>
        <table:table-row table:style-name="ro4">
          <table:table-cell/>
          <table:table-cell table:style-name="ce4" office:value-type="string" calcext:value-type="string">
            <text:p><text:a xlink:href="https://atozwiki.com/Copper(II)_sulfate" xlink:type="simple">Bluestone</text:a></text:p>
          </table:table-cell>
          <table:table-cell office:value-type="string" calcext:value-type="string">
            <text:p>mineral form of <text:a xlink:href="https://atozwiki.com/Copper(II)_sulfate" xlink:type="simple">copper(II) sulfate</text:a> pentahydrate, also called blue vitriol.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Borax" xlink:type="simple">Borax</text:a></text:p>
          </table:table-cell>
          <table:table-cell office:value-type="string" calcext:value-type="string">
            <text:p><text:a xlink:href="https://atozwiki.com/Sodium_borate" xlink:type="simple">sodium borate</text:a>; was also used to refer to other related minerals.</text:p>
          </table:table-cell>
          <table:table-cell office:value-type="string" calcext:value-type="string">
            <text:p>Bor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dmia" xlink:type="simple">Cadmia</text:a></text:p>
          </table:table-cell>
          <table:table-cell office:value-type="string" calcext:value-type="string">
            <text:p>tuttia/tutty – probably <text:a xlink:href="https://atozwiki.com/Zinc_carbonate" xlink:type="simple">zinc carbonate</text:a>.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lamine_(mineral)" xlink:type="simple">Calamine</text:a></text:p>
          </table:table-cell>
          <table:table-cell office:value-type="string" calcext:value-type="string">
            <text:p><text:a xlink:href="https://atozwiki.com/Zinc_carbonate" xlink:type="simple">zinc carbonate</text:a>.</text:p>
          </table:table-cell>
          <table:table-cell office:value-type="string" calcext:value-type="string">
            <text:p>Carbonate</text:p>
          </table:table-cell>
        </table:table-row>
        <table:table-row table:style-name="ro5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Calomel" xlink:type="simple">Calomel</text:a></text:p>
            <text:p>horn quicksilver</text:p>
            <text:p>horn mercury </text:p>
          </table:table-cell>
          <table:table-cell office:value-type="string" calcext:value-type="string">
            <text:p><text:a xlink:href="https://atozwiki.com/Mercury(I)_chloride" xlink:type="simple">mercury(I) chloride</text:a>, a very poisonous purgative formed by subliming a mixture of mercuric chloride and metallic mercury, triturated in a mortar and heated in an iron pot. The crust formed on the lid was ground to powder and boiled with water to remove the calomel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Calx" xlink:type="simple">Calx</text:a></text:p>
          </table:table-cell>
          <table:table-cell office:value-type="string" calcext:value-type="string">
            <text:p><text:a xlink:href="https://atozwiki.com/Calcium_oxide" xlink:type="simple">calcium oxide</text:a>; was also used to refer to other metal oxide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Chalcanthum" xlink:type="simple">Chalcanthum</text:a></text:p>
          </table:table-cell>
          <table:table-cell office:value-type="string" calcext:value-type="string">
            <text:p>the residue produced by strongly roasting blue vitriol (copper sulfate); it is composed mostly of</text:p>
            <text:p><text:a xlink:href="https://atozwiki.com/Copper(II)_oxide" xlink:type="simple">cupric oxide</text:a>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Chalk" xlink:type="simple">Chalk</text:a></text:p>
          </table:table-cell>
          <table:table-cell office:value-type="string" calcext:value-type="string">
            <text:p>a rock composed of porous biogenic <text:a xlink:href="https://atozwiki.com/Calcium_carbonate" xlink:type="simple">calcium carbonate</text:a>. CaCO3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green" xlink:type="simple">Chrome green</text:a></text:p>
          </table:table-cell>
          <table:table-cell office:value-type="string" calcext:value-type="string">
            <text:p><text:a xlink:href="https://atozwiki.com/Chromic_oxide" xlink:type="simple">chromic oxide</text:a> and <text:a xlink:href="https://atozwiki.com/Cobalt_oxide" xlink:type="simple">cobalt oxide</text:a>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orange" xlink:type="simple">Chrome orange</text:a></text:p>
          </table:table-cell>
          <table:table-cell office:value-type="string" calcext:value-type="string">
            <text:p>chrome yellow and chrome red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red" xlink:type="simple">Chrome red</text:a></text:p>
          </table:table-cell>
          <table:table-cell office:value-type="string" calcext:value-type="string">
            <text:p>basic <text:a xlink:href="https://atozwiki.com/Lead_chromate" xlink:type="simple">lead chromate</text:a> – PbCrO4+PbO</text:p>
          </table:table-cell>
          <table:table-cell office:value-type="string" calcext:value-type="string">
            <text:p>Chrom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yellow" xlink:type="simple">Chrome yellow</text:a></text:p>
          </table:table-cell>
          <table:table-cell office:value-type="string" calcext:value-type="string">
            <text:p>Paris yellow/Leipzig yello – <text:a xlink:href="https://atozwiki.com/Lead_chromate" xlink:type="simple">lead chromate</text:a>, PbCrO4</text:p>
          </table:table-cell>
          <table:table-cell office:value-type="string" calcext:value-type="string">
            <text:p>Chromate</text:p>
          </table:table-cell>
        </table:table-row>
        <table:table-row table:style-name="ro6">
          <table:table-cell office:value-type="string" calcext:value-type="string">
            <text:p>DEF?</text:p>
          </table:table-cell>
          <table:table-cell table:style-name="ce4" office:value-type="string" calcext:value-type="string">
            <text:p><text:a xlink:href="https://atozwiki.com/Cinnabar" xlink:type="simple">Cinnabar</text:a>/<text:a xlink:href="https://atozwiki.com/Vermilion" xlink:type="simple">vermilion</text:a></text:p>
          </table:table-cell>
          <table:table-cell office:value-type="string" calcext:value-type="string">
            <text:p>refers to several substances, among them:</text:p>
            <text:p> <text:a xlink:href="https://atozwiki.com/Mercury(II)_sulfide" xlink:type="simple">mercury(II) sulfide</text:a> (HgS), or native <text:a xlink:href="https://atozwiki.com/Vermilion" xlink:type="simple">vermilion</text:a> (the common ore of <text:a xlink:href="https://atozwiki.com/Mercury_(element)" xlink:type="simple">mercury</text:a>)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opper_glance" xlink:type="simple">Copper Glance</text:a></text:p>
          </table:table-cell>
          <table:table-cell office:value-type="string" calcext:value-type="string">
            <text:p><text:a xlink:href="https://atozwiki.com/Copper(I)_sulfide" xlink:type="simple">copper(I) sulfide</text:a> ore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uprite" xlink:type="simple">Cuprite</text:a></text:p>
          </table:table-cell>
          <table:table-cell office:value-type="string" calcext:value-type="string">
            <text:p><text:a xlink:href="https://atozwiki.com/Copper(I)_oxide" xlink:type="simple">copper(I) oxide</text:a> ore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Dutch_white&amp;action=edit&amp;redlink=1" xlink:type="simple">Dutch White</text:a></text:p>
          </table:table-cell>
          <table:table-cell office:value-type="string" calcext:value-type="string">
            <text:p>a pigment, formed from one part of white lead to three of <text:a xlink:href="https://atozwiki.com/Barium_sulfate" xlink:type="simple">barium sulfate</text:a>. BaSO4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Flowers_of_antimony&amp;action=edit&amp;redlink=1" xlink:type="simple">Flowers of antimony</text:a></text:p>
          </table:table-cell>
          <table:table-cell office:value-type="string" calcext:value-type="string">
            <text:p><text:a xlink:href="https://atozwiki.com/Antimony_trioxide" xlink:type="simple">antimony trioxide</text:a>, formed by roasting <text:a xlink:href="https://atozwiki.com/Stibnite" xlink:type="simple">stibnite</text:a> at high temperature and condensing the white fumes that form. Sb2O3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ool%27s_gold" xlink:type="simple">Fool's gold</text:a></text:p>
          </table:table-cell>
          <table:table-cell office:value-type="string" calcext:value-type="string">
            <text:p>a mineral, <text:a xlink:href="https://atozwiki.com/Iron_disulfide" xlink:type="simple">iron disulfide</text:a> or <text:a xlink:href="https://atozwiki.com/Pyrite" xlink:type="simple">pyrite</text:a>; can form <text:a xlink:href="https://atozwiki.com/Oil_of_vitriol" xlink:type="simple">oil of vitriol</text:a> on contact with water and air.</text:p>
          </table:table-cell>
          <table:table-cell office:value-type="string" calcext:value-type="string">
            <text:p>Pyri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ulminating_silver" xlink:type="simple">Fulminating silver</text:a></text:p>
          </table:table-cell>
          <table:table-cell table:style-name="ce10" office:value-type="string" calcext:value-type="string">
            <text:p>Principally, <text:a xlink:href="https://atozwiki.com/Silver_nitride" xlink:type="simple">silver nitride</text:a>, formed by dissolving</text:p>
            <text:p> <text:a xlink:href="https://atozwiki.com/Silver(I)_oxide" xlink:type="simple">silver(I) oxide</text:a> in ammonia. Very explosive when dry.</text:p>
          </table:table-cell>
          <table:table-cell office:value-type="string" calcext:value-type="string">
            <text:p>Nitride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Fulminating_gold" xlink:type="simple">Fulminating gold</text:a></text:p>
          </table:table-cell>
          <table:table-cell office:value-type="string" calcext:value-type="string">
            <text:p>a number of gold based explosives which "fulminate", or detonate easily. </text:p>
            <text:p><text:span text:style-name="T1">– </text:span><text:span text:style-name="T1"><text:a xlink:href="https://atozwiki.com/w/index.php?title=Gold_hydrazide&amp;action=edit&amp;redlink=1" xlink:type="simple">gold hydrazide</text:a></text:span><text:span text:style-name="T1">, formed by adding ammonia to the auric hydroxide. When dry, can explode on concussion.</text:span></text:p>
            <text:p><text:span text:style-name="T1">– an unstable gold carbonate formed by precipitation by potash from gold dissolved in aqua regia.</text:span></text:p>
          </table:table-cell>
          <table:table-cell office:value-type="string" calcext:value-type="string">
            <text:p>Fulminat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alena" xlink:type="simple">Galena</text:a></text:p>
          </table:table-cell>
          <table:table-cell office:value-type="string" calcext:value-type="string">
            <text:p><text:a xlink:href="https://atozwiki.com/Lead(II)_sulfide" xlink:type="simple">lead(II) sulfide</text:a>. <text:a xlink:href="https://atozwiki.com/Lead" xlink:type="simple">Lead</text:a> ore.</text:p>
          </table:table-cell>
          <table:table-cell office:value-type="string" calcext:value-type="string">
            <text:p>Sulf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Glass_of_antimony" xlink:type="simple">Glass of antimony</text:a></text:p>
          </table:table-cell>
          <table:table-cell office:value-type="string" calcext:value-type="string">
            <text:p>impure <text:a xlink:href="https://atozwiki.com/Antimony_tetroxide" xlink:type="simple">antimony tetroxide</text:a>, SbO4 formed by roasting stibnite. A yellow pigment for glass and porcelain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5" office:value-type="string" calcext:value-type="string">
            <text:p><text:a xlink:href="https://atozwiki.com/Gypsum" xlink:type="simple">Gypsum</text:a></text:p>
          </table:table-cell>
          <table:table-cell office:value-type="string" calcext:value-type="string">
            <text:p>a mineral; <text:a xlink:href="https://atozwiki.com/Calcium_sulfate" xlink:type="simple">calcium sulfate</text:a>. CaSO4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Horn_silver" xlink:type="simple">Horn silver</text:a></text:p>
            <text:p>argentum cornu</text:p>
          </table:table-cell>
          <table:table-cell office:value-type="string" calcext:value-type="string">
            <text:p>a weathered form of <text:a xlink:href="https://atozwiki.com/Chlorargyrite" xlink:type="simple">chlorargyrite</text:a>, an ore of silver chloride.</text:p>
          </table:table-cell>
          <table:table-cell office:value-type="string" calcext:value-type="string">
            <text:p>Mineral</text:p>
          </table:table-cell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/index.php?title=Luna_cornea&amp;action=edit&amp;redlink=1" xlink:type="simple">Luna cornea</text:a></text:p>
          </table:table-cell>
          <table:table-cell office:value-type="string" calcext:value-type="string">
            <text:p><text:a xlink:href="https://atozwiki.com/Silver_chloride" xlink:type="simple">silver chloride</text:a>, formed by heating horn silver till it liquefies and then cooling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King%27s_yellow" xlink:type="simple">King's yellow</text:a></text:p>
          </table:table-cell>
          <table:table-cell office:value-type="string" calcext:value-type="string">
            <text:p>formed by mixing <text:a xlink:href="https://atozwiki.com/Orpiment" xlink:type="simple">orpiment</text:a> with <text:a xlink:href="https://atozwiki.com/Arsenic_trioxide" xlink:type="simple">white arsenic</text:a>.</text:p>
          </table:table-cell>
          <table:table-cell office:value-type="string" calcext:value-type="string">
            <text:p>Mixtu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Lapis_solaris&amp;action=edit&amp;redlink=1" xlink:type="simple">Lapis solaris</text:a> </text:p>
            <text:p>(<text:a xlink:href="https://atozwiki.com/Barite" xlink:type="simple">Bologna stone</text:a>)</text:p>
          </table:table-cell>
          <table:table-cell office:value-type="string" calcext:value-type="string">
            <text:p><text:a xlink:href="https://atozwiki.com/Barium_sulfide" xlink:type="simple">barium sulfide</text:a> – 1603, <text:a xlink:href="https://atozwiki.com/w/index.php?title=Vincenzo_Cascariolo&amp;action=edit&amp;redlink=1" xlink:type="simple">Vincenzo Cascariolo</text:a>.</text:p>
          </table:table-cell>
          <table:table-cell office:value-type="string" calcext:value-type="string">
            <text:p>Mineral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Lead_fume&amp;action=edit&amp;redlink=1" xlink:type="simple">Lead fume</text:a></text:p>
          </table:table-cell>
          <table:table-cell office:value-type="string" calcext:value-type="string">
            <text:p><text:a xlink:href="https://atozwiki.com/Lead_oxide" xlink:type="simple">lead oxide</text:a>, found in flues at lead smelter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ime_(mineral)" xlink:type="simple">Lime</text:a>/<text:a xlink:href="https://atozwiki.com/Quicklime" xlink:type="simple">quicklime</text:a> </text:p>
            <text:p>(burnt lime)/<text:a xlink:href="https://atozwiki.com/w/index.php?title=Calx_viva&amp;action=edit&amp;redlink=1" xlink:type="simple">calx viva</text:a></text:p>
            <text:p><text:a xlink:href="https://atozwiki.com/Unslaked_lime" xlink:type="simple">unslaked lime</text:a></text:p>
          </table:table-cell>
          <table:table-cell office:value-type="string" calcext:value-type="string">
            <text:p><text:a xlink:href="https://atozwiki.com/Calcium_oxide" xlink:type="simple">calcium oxide</text:a>, formed by calcining <text:a xlink:href="https://atozwiki.com/Limestone" xlink:type="simple">limestone</text:a>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laked_lime" xlink:type="simple">Slaked lime</text:a></text:p>
          </table:table-cell>
          <table:table-cell office:value-type="string" calcext:value-type="string">
            <text:p><text:a xlink:href="https://atozwiki.com/Calcium_hydroxide" xlink:type="simple">calcium hydroxide</text:a>. Ca(OH)2</text:p>
          </table:table-cell>
          <table:table-cell office:value-type="string" calcext:value-type="string">
            <text:p>Hydr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Marcasite" xlink:type="simple">Marcasite</text:a></text:p>
          </table:table-cell>
          <table:table-cell office:value-type="string" calcext:value-type="string">
            <text:p>a mineral; <text:a xlink:href="https://atozwiki.com/Iron_disulfide" xlink:type="simple">iron disulfide</text:a>. In moist air it turns into green vitriol, FeSO4.</text:p>
          </table:table-cell>
          <table:table-cell office:value-type="string" calcext:value-type="string">
            <text:p>Pyri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assicot" xlink:type="simple">Massicot</text:a></text:p>
          </table:table-cell>
          <table:table-cell office:value-type="string" calcext:value-type="string">
            <text:p><text:a xlink:href="https://atozwiki.com/Lead_monoxide" xlink:type="simple">lead monoxide</text:a>. PbO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tharge" xlink:type="simple">Litharge</text:a></text:p>
          </table:table-cell>
          <table:table-cell office:value-type="string" calcext:value-type="string">
            <text:p><text:a xlink:href="https://atozwiki.com/Lead_monoxide" xlink:type="simple">lead monoxide</text:a>, formed by fusing and powdering massicot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6" office:value-type="string" calcext:value-type="string">
            <text:p><text:a xlink:href="https://atozwiki.com/Minium_(mineral)" xlink:type="simple">Minium</text:a>/<text:a xlink:href="https://atozwiki.com/Red_lead" xlink:type="simple">red lead</text:a></text:p>
          </table:table-cell>
          <table:table-cell office:value-type="string" calcext:value-type="string">
            <text:p><text:a xlink:href="https://atozwiki.com/Trilead_tetroxide" xlink:type="simple">trilead tetroxide</text:a>, Pb3O4; formed by roasting litharge in air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Naples_yellow" xlink:type="simple">Naples yellow</text:a></text:p>
            <text:p><text:a xlink:href="https://atozwiki.com/Cassel_yellow" xlink:type="simple">cassel yellow</text:a></text:p>
          </table:table-cell>
          <table:table-cell office:value-type="string" calcext:value-type="string">
            <text:p><text:a xlink:href="https://atozwiki.com/w/index.php?title=Oxychloride_of_lead&amp;action=edit&amp;redlink=1" xlink:type="simple">oxychloride of lead</text:a>, formed by heating litharge with sal ammoniac.</text:p>
          </table:table-cell>
          <table:table-cell office:value-type="string" calcext:value-type="string">
            <text:p>Heated 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ercurius_praecipitatus" xlink:type="simple">Mercurius praecipitatus</text:a></text:p>
          </table:table-cell>
          <table:table-cell office:value-type="string" calcext:value-type="string">
            <text:p>red <text:a xlink:href="https://atozwiki.com/Mercuric_oxide" xlink:type="simple">mercuric oxide</text:a>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Mosaic_gold" xlink:type="simple">Mosaic gold</text:a></text:p>
          </table:table-cell>
          <table:table-cell office:value-type="string" calcext:value-type="string">
            <text:p><text:a xlink:href="https://atozwiki.com/Stannic_sulfide" xlink:type="simple">stannic sulfide</text:a>, formed by heating a mixture of tin filings, sulfur, and sal-ammoniac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Orpiment" xlink:type="simple">Orpiment</text:a></text:p>
          </table:table-cell>
          <table:table-cell office:value-type="string" calcext:value-type="string">
            <text:p><text:a xlink:href="https://atozwiki.com/Arsenic_trisulfide" xlink:type="simple">arsenic trisulfide</text:a>, an ore of arsenic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Pearl_white&amp;action=edit&amp;redlink=1" xlink:type="simple">Pearl white</text:a></text:p>
          </table:table-cell>
          <table:table-cell office:value-type="string" calcext:value-type="string">
            <text:p><text:a xlink:href="https://atozwiki.com/Bismuth_nitrate" xlink:type="simple">bismuth nitrate</text:a>, BiNO3</text:p>
          </table:table-cell>
          <table:table-cell office:value-type="string" calcext:value-type="string">
            <text:p>Nitrate</text:p>
          </table:table-cell>
        </table:table-row>
        <table:table-row table:style-name="ro6">
          <table:table-cell/>
          <table:table-cell office:value-type="string" calcext:value-type="string">
            <text:p><text:a xlink:href="https://atozwiki.com/w/index.php?title=Philosophers%27_wool&amp;action=edit&amp;redlink=1" xlink:type="simple">Philosophers' wool</text:a></text:p>
            <text:p><text:a xlink:href="https://atozwiki.com/w/index.php?title=Nix_alba&amp;action=edit&amp;redlink=1" xlink:type="simple">nix alba</text:a> (white snow)</text:p>
            <text:p><text:a xlink:href="https://atozwiki.com/Zinc_White" xlink:type="simple">Zinc White</text:a></text:p>
          </table:table-cell>
          <table:table-cell office:value-type="string" calcext:value-type="string">
            <text:p><text:a xlink:href="https://atozwiki.com/Zinc_oxide" xlink:type="simple">zinc oxide</text:a>, formed by burning zinc in air, used as a pigment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Plumbago_(mineral)" xlink:type="simple">Plumbago</text:a></text:p>
          </table:table-cell>
          <table:table-cell office:value-type="string" calcext:value-type="string">
            <text:p>a mineral, <text:a xlink:href="https://atozwiki.com/Graphite" xlink:type="simple">graphite</text:a>; not discovered in pure form until 1564</text:p>
          </table:table-cell>
          <table:table-cell office:value-type="string" calcext:value-type="string">
            <text:p>Heated Mixtur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wder_of_Algaroth" xlink:type="simple">Powder of Algaroth</text:a></text:p>
          </table:table-cell>
          <table:table-cell office:value-type="string" calcext:value-type="string">
            <text:p><text:a xlink:href="https://atozwiki.com/Antimony_oxychloride" xlink:type="simple">antimony oxychloride</text:a>, formed by precipitation when a solution of butter of antimony and spirit of salt is poured into water.</text:p>
          </table:table-cell>
          <table:table-cell/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Purple_of_Cassius" xlink:type="simple">Purple of Cassius</text:a></text:p>
          </table:table-cell>
          <table:table-cell office:value-type="string" calcext:value-type="string">
            <text:p>formed by precipitating a mixture of gold, <text:a xlink:href="https://atozwiki.com/Tin(II)_chloride" xlink:type="simple">stannous</text:a> and <text:a xlink:href="https://atozwiki.com/Tin(IV)_chloride" xlink:type="simple">stannic chlorides</text:a>, with alkali. Used for glass coloring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Realgar" xlink:type="simple">Realgar</text:a></text:p>
          </table:table-cell>
          <table:table-cell office:value-type="string" calcext:value-type="string">
            <text:p><text:a xlink:href="https://atozwiki.com/Arsenic_disulfide" xlink:type="simple">arsenic disulfide</text:a>, an ore of arsenic.</text:p>
          </table:table-cell>
          <table:table-cell office:value-type="string" calcext:value-type="string">
            <text:p>Pyri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Antimony_regulus" xlink:type="simple">Regulus of antimony</text:a></text:p>
          </table:table-cell>
          <table:table-cell office:value-type="string" calcext:value-type="string">
            <text:p>antimony metal is a partially purified form of the element <text:a xlink:href="https://atozwiki.com/Antimony" xlink:type="simple">antimony</text:a>.</text:p>
          </table:table-cell>
          <table:table-cell office:value-type="string" calcext:value-type="string">
            <text:p>Partial Pure</text:p>
          </table:table-cell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/index.php?title=Resin_of_copper&amp;action=edit&amp;redlink=1" xlink:type="simple">Resin of copper</text:a></text:p>
          </table:table-cell>
          <table:table-cell office:value-type="string" calcext:value-type="string">
            <text:p><text:a xlink:href="https://atozwiki.com/Copper(I)_chloride" xlink:type="simple">copper(I) chloride</text:a> (cuprous chloride), formed by heating copper with corrosive sublimate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Rouge/<text:a xlink:href="https://atozwiki.com/Crocus" xlink:type="simple">crocus</text:a>/<text:a xlink:href="https://atozwiki.com/Colcothar" xlink:type="simple">colcothar</text:a></text:p>
          </table:table-cell>
          <table:table-cell office:value-type="string" calcext:value-type="string">
            <text:p><text:a xlink:href="https://atozwiki.com/Ferric_oxide" xlink:type="simple">ferric oxide</text:a>, formed by burning green vitriol in air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Stibnite" xlink:type="simple">Stibnite</text:a></text:p>
          </table:table-cell>
          <table:table-cell office:value-type="string" calcext:value-type="string">
            <text:p><text:a xlink:href="https://atozwiki.com/Antimony" xlink:type="simple">antimony</text:a> or <text:a xlink:href="https://atozwiki.com/Antimony_trisulfide" xlink:type="simple">antimony trisulfide</text:a>, ore of antimony.</text:p>
          </table:table-cell>
          <table:table-cell office:value-type="string" calcext:value-type="string">
            <text:p>Sulf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Turpeth_mineral&amp;action=edit&amp;redlink=1" xlink:type="simple">Turpeth mineral</text:a></text:p>
          </table:table-cell>
          <table:table-cell office:value-type="string" calcext:value-type="string">
            <text:p>hydrolysed form of <text:a xlink:href="https://atozwiki.com/Mercury(II)_sulfate" xlink:type="simple">mercury(II) sulfate</text:a>.Decomposes in water to yellow mercuric subsulfate and sulfuric acid </text:p>
          </table:table-cell>
          <table:table-cell office:value-type="string" calcext:value-type="string">
            <text:p>Vitriol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Verdigris" xlink:type="simple">Verdigris</text:a></text:p>
          </table:table-cell>
          <table:table-cell office:value-type="string" calcext:value-type="string">
            <text:p><text:a xlink:href="https://atozwiki.com/Copper(II)_carbonate" xlink:type="simple">Carbonate of Copper</text:a> or (more recently) <text:a xlink:href="https://atozwiki.com/Copper(II)_acetate" xlink:type="simple">copper(II) acetate</text:a>. The carbonate is formed by weathering copper. The acetate is formed by vinegar acting on copper. One version was used as a green pigment.</text:p>
          </table:table-cell>
          <table:table-cell office:value-type="string" calcext:value-type="string">
            <text:p>Aceta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hite_arsenic" xlink:type="simple">White arsenic</text:a></text:p>
          </table:table-cell>
          <table:table-cell office:value-type="string" calcext:value-type="string">
            <text:p><text:a xlink:href="https://atozwiki.com/Arsenious_oxide" xlink:type="simple">arsenious oxide</text:a>, formed by sublimating arsenical soot from the roasting oven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White_lead" xlink:type="simple">White lead</text:a></text:p>
          </table:table-cell>
          <table:table-cell office:value-type="string" calcext:value-type="string">
            <text:p><text:a xlink:href="https://atozwiki.com/Lead_carbonate" xlink:type="simple">carbonate of lead</text:a>, a toxic pigment, produced by corroding stacks of lead plates with dilute vinegar beneath a heap of moistened wood shavings. (replaced by <text:a xlink:href="https://atozwiki.com/Blanc_fixe" xlink:type="simple">blanc fixe</text:a> &amp; <text:a xlink:href="https://atozwiki.com/Lithopone" xlink:type="simple">lithopone</text:a>)</text:p>
          </table:table-cell>
          <table:table-cell office:value-type="string" calcext:value-type="string">
            <text:p>Carbona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Venetian_white&amp;action=edit&amp;redlink=1" xlink:type="simple">Venetian white</text:a></text:p>
          </table:table-cell>
          <table:table-cell office:value-type="string" calcext:value-type="string">
            <text:p>formed from equal parts of white lead and </text:p>
            <text:p><text:a xlink:href="https://atozwiki.com/Barium_sulfate" xlink:type="simple">barium sulfate</text:a>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Zaffre" xlink:type="simple">Zaffre</text:a></text:p>
          </table:table-cell>
          <table:table-cell office:value-type="string" calcext:value-type="string">
            <text:p>impure <text:a xlink:href="https://atozwiki.com/w/index.php?title=Cobalt_arsenate&amp;action=edit&amp;redlink=1" xlink:type="simple">cobalt arsenate</text:a>, formed after roasting cobalt ore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a xlink:href="https://atozwiki.com/Zinc_blende" xlink:type="simple">Zinc blende</text:a></text:p>
          </table:table-cell>
          <table:table-cell office:value-type="string" calcext:value-type="string">
            <text:p><text:a xlink:href="https://atozwiki.com/Zinc_sulfide" xlink:type="simple">zinc sulfide</text:a>.</text:p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Salts:</text:p>
          </table:table-cell>
          <table:table-cell table:style-name="ce7"/>
          <table:table-cell table:style-name="Default"/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/index.php?title=Sal_alembroth&amp;action=edit&amp;redlink=1" xlink:type="simple">Sal alembroth</text:a></text:p>
          </table:table-cell>
          <table:table-cell office:value-type="string" calcext:value-type="string">
            <text:p>salt composed of chlorides of ammonium and mercury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ammoniac" xlink:type="simple">Sal ammoniac</text:a></text:p>
          </table:table-cell>
          <table:table-cell office:value-type="string" calcext:value-type="string">
            <text:p><text:a xlink:href="https://atozwiki.com/Ammonium_chloride" xlink:type="simple">ammonium chloride</text:a>.</text:p>
          </table:table-cell>
          <table:table-cell/>
        </table:table-row>
        <table:table-row table:style-name="ro6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petrae" xlink:type="simple">Sal petrae</text:a> (Med. Latin: "stone salt")/<text:a xlink:href="https://atozwiki.com/w/index.php?title=Salt_of_petra&amp;action=edit&amp;redlink=1" xlink:type="simple">salt of petra</text:a>/<text:a xlink:href="https://atozwiki.com/Potassium_nitrate" xlink:type="simple">saltpetre</text:a>/<text:a xlink:href="https://atozwiki.com/Nitrate_of_potash" xlink:type="simple">nitrate of potash</text:a></text:p>
          </table:table-cell>
          <table:table-cell office:value-type="string" calcext:value-type="string">
            <text:p><text:a xlink:href="https://atozwiki.com/Potassium_nitrate" xlink:type="simple">potassium nitrate</text:a>, KNO3, typically mined from covered dungheaps.</text:p>
          </table:table-cell>
          <table:table-cell office:value-type="string" calcext:value-type="string">
            <text:p>Nitrate</text:p>
          </table:table-cell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t" xlink:type="simple">Salt</text:a>/<text:a xlink:href="https://atozwiki.com/Common_salt" xlink:type="simple">common salt</text:a></text:p>
          </table:table-cell>
          <table:table-cell office:value-type="string" calcext:value-type="string">
            <text:p>a mineral, <text:a xlink:href="https://atozwiki.com/Sodium_chloride" xlink:type="simple">sodium chloride</text:a>, NaCl, formed by evaporating seawater (impure form)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t_of_tartar" xlink:type="simple">Salt of tartar</text:a></text:p>
          </table:table-cell>
          <table:table-cell office:value-type="string" calcext:value-type="string">
            <text:p><text:a xlink:href="https://atozwiki.com/Potassium_carbonate" xlink:type="simple">potassium carbonate</text:a>; also called potash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_volatile" xlink:type="simple">Salt of hartshorn/sal volatile</text:a></text:p>
          </table:table-cell>
          <table:table-cell office:value-type="string" calcext:value-type="string">
            <text:p><text:a xlink:href="https://atozwiki.com/Ammonium_carbonate" xlink:type="simple">ammonium carbonate</text:a> formed by distilling bones and horns.</text:p>
          </table:table-cell>
          <table:table-cell/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Tin_salt" xlink:type="simple">Tin salt</text:a></text:p>
          </table:table-cell>
          <table:table-cell office:value-type="string" calcext:value-type="string">
            <text:p>hydrated <text:a xlink:href="https://atozwiki.com/Tin(II)_chloride" xlink:type="simple">stannous chloride</text:a>; see also spiritus fumans, another chloride of tin.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Vitriols:</text:p>
          </table:table-cell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Blue_vitriol" xlink:type="simple">Blue vitriol</text:a></text:p>
          </table:table-cell>
          <table:table-cell office:value-type="string" calcext:value-type="string">
            <text:p><text:a xlink:href="https://atozwiki.com/Copper(II)_sulfate" xlink:type="simple">copper(II) sulfate</text:a> pentahydrate.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Green_vitriol" xlink:type="simple">Green vitriol</text:a></text:p>
          </table:table-cell>
          <table:table-cell office:value-type="string" calcext:value-type="string">
            <text:p>a mineral; <text:a xlink:href="https://atozwiki.com/Iron(II)_sulfate" xlink:type="simple">iron(II) sulfate</text:a> heptahydrate. (or <text:a xlink:href="https://atozwiki.com/Ferrous_sulfate" xlink:type="simple">ferrous sulfate</text:a>)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Red_vitriol" xlink:type="simple">Red vitriol</text:a></text:p>
          </table:table-cell>
          <table:table-cell office:value-type="string" calcext:value-type="string">
            <text:p><text:a xlink:href="https://atozwiki.com/Cobalt_sulfate" xlink:type="simple">cobalt sulfate</text:a>.<text:a xlink:href="https://atozwiki.com/List_of_alchemical_substances#cite_note-1" xlink:type="simple">[1]</text:a>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weet_vitriol" xlink:type="simple">Sweet vitriol</text:a></text:p>
          </table:table-cell>
          <table:table-cell office:value-type="string" calcext:value-type="string">
            <text:p><text:a xlink:href="https://atozwiki.com/Diethyl_ether" xlink:type="simple">diethyl ether</text:a>. It could be made by mixing <text:a xlink:href="https://atozwiki.com/Oil_of_vitriol" xlink:type="simple">oil of vitriol</text:a> with <text:a xlink:href="https://atozwiki.com/Spirit_of_wine" xlink:type="simple">spirit of wine</text:a> and heating it.<text:a xlink:href="https://atozwiki.com/List_of_alchemical_substances#cite_note-auto-2" xlink:type="simple">[2]</text:a>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White_vitriol" xlink:type="simple">White vitriol</text:a></text:p>
          </table:table-cell>
          <table:table-cell office:value-type="string" calcext:value-type="string">
            <text:p><text:a xlink:href="https://atozwiki.com/Zinc_sulfate" xlink:type="simple">zinc sulfate</text:a>, formed by <text:a xlink:href="https://en.wiktionary.org/wiki/lixiviate" xlink:type="simple">lixiviating</text:a> roasted zinc blende.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 table:style-name="ce13" office:value-type="string" calcext:value-type="string">
            <text:p>part</text:p>
          </table:table-cell>
          <table:table-cell office:value-type="string" calcext:value-type="string">
            <text:p><text:a xlink:href="https://atozwiki.com/Glauber%27s_salt" xlink:type="simple">Glauber's salt</text:a> / Glauber's Vitriol</text:p>
          </table:table-cell>
          <table:table-cell office:value-type="string" calcext:value-type="string">
            <text:p><text:a xlink:href="https://atozwiki.com/Sodium_sulfate" xlink:type="simple">sodium sulfate</text:a>. Na2SO4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Waters, oils and spirits:</text:p>
          </table:table-cell>
          <table:table-cell table:style-name="Default" table:number-columns-repeated="2"/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Aqua_fortis" xlink:type="simple">Aqua fortis</text:a>/spirit of nitre </text:p>
          </table:table-cell>
          <table:table-cell office:value-type="string" calcext:value-type="string">
            <text:p><text:a xlink:href="https://atozwiki.com/Nitric_acid" xlink:type="simple">nitric acid</text:a>, formed by 2 parts <text:a xlink:href="https://atozwiki.com/Potassium_nitrate" xlink:type="simple">saltpetre</text:a> in 1 part (pure) oil of vitriol </text:p>
            <text:p>(<text:a xlink:href="https://atozwiki.com/Sulfuric_acid" xlink:type="simple">sulfuric acid</text:a>). (Historically, this process could not have been used, as 98% oil of vitriol was not available.)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Spirit_of_turpentine" xlink:type="simple">spirit of turpentine</text:a></text:p>
            <text:p><text:a xlink:href="https://atozwiki.com/Oil_of_turpentine" xlink:type="simple">oil of turpentine</text:a></text:p>
            <text:p><text:a xlink:href="https://atozwiki.com/Gum_turpentine_(disambiguation)" xlink:type="simple">gum turpentine</text:a></text:p>
          </table:table-cell>
          <table:table-cell office:value-type="string" calcext:value-type="string">
            <text:p><text:a xlink:href="https://atozwiki.com/Turpentine" xlink:type="simple">turpentine</text:a>, formed by the distillation of </text:p>
            <text:p><text:a xlink:href="https://atozwiki.com/Pine" xlink:type="simple">pine</text:a> tree <text:a xlink:href="https://atozwiki.com/Resin" xlink:type="simple">resin</text:a>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9" office:value-type="string" calcext:value-type="string">
            <text:p><text:a xlink:href="https://atozwiki.com/Aqua_regia" xlink:type="simple">Aqua regia</text:a> </text:p>
            <text:p>(Latin: "royal water") </text:p>
          </table:table-cell>
          <table:table-cell office:value-type="string" calcext:value-type="string">
            <text:p>a mixture of aqua fortis and spirit of salt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9" office:value-type="string" calcext:value-type="string">
            <text:p><text:a xlink:href="https://atozwiki.com/w/index.php?title=Aqua_tofani&amp;action=edit&amp;redlink=1" xlink:type="simple">Aqua tofani</text:a></text:p>
          </table:table-cell>
          <table:table-cell office:value-type="string" calcext:value-type="string">
            <text:p><text:a xlink:href="https://atozwiki.com/Arsenic_trioxide" xlink:type="simple">arsenic trioxide</text:a>, As2O3 (extremely poisonous)</text:p>
          </table:table-cell>
          <table:table-cell/>
        </table:table-row>
        <table:table-row table:style-name="ro6">
          <table:table-cell office:value-type="string" calcext:value-type="string">
            <text:p>DEF!</text:p>
          </table:table-cell>
          <table:table-cell table:style-name="ce9" office:value-type="string" calcext:value-type="string">
            <text:p><text:a xlink:href="https://atozwiki.com/Aqua_vitae" xlink:type="simple">Aqua vitae</text:a>/aqua vita</text:p>
            <text:p><text:a xlink:href="https://atozwiki.com/Spirit_of_wine" xlink:type="simple">spirit of wine</text:a>, ardent spirits </text:p>
          </table:table-cell>
          <table:table-cell office:value-type="string" calcext:value-type="string">
            <text:p><text:a xlink:href="https://atozwiki.com/Ethanol" xlink:type="simple">ethanol</text:a>, formed by distilling wine<text:a xlink:href="https://atozwiki.com/List_of_alchemical_substances#cite_note-auto-2" xlink:type="simple">[2]</text:a>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antimony" xlink:type="simple">Butter (or oil) of antimony</text:a></text:p>
          </table:table-cell>
          <table:table-cell office:value-type="string" calcext:value-type="string">
            <text:p><text:a xlink:href="https://atozwiki.com/Antimony_trichloride" xlink:type="simple">antimony trichloride</text:a>. Formed by distilling roasted <text:a xlink:href="https://atozwiki.com/Stibnite" xlink:type="simple">stibnite</text:a> with corrosive sublimate, or dissolving <text:a xlink:href="https://atozwiki.com/Stibnite" xlink:type="simple">stibnite</text:a> in hot concentrated hydrochloric acid and distilling. SbCl3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tin" xlink:type="simple">Butter of tin</text:a></text:p>
          </table:table-cell>
          <table:table-cell office:value-type="string" calcext:value-type="string">
            <text:p>hydrated <text:a xlink:href="https://atozwiki.com/Tin(IV)_chloride" xlink:type="simple">tin(IV) chloride</text:a>; see also spiritus fumans, another chloride of tin.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</text:p>
          </table:table-cell>
          <table:table-cell office:value-type="string" calcext:value-type="string">
            <text:p>concentrated <text:a xlink:href="https://atozwiki.com/Potassium_carbonate" xlink:type="simple">potassium carbonate</text:a>, K2CO3 solution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 per deliquium</text:p>
          </table:table-cell>
          <table:table-cell office:value-type="string" calcext:value-type="string">
            <text:p>potassium carbonate dissolved in the water which its extracts from the air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Oil_of_vitriol" xlink:type="simple">Oil of vitriol</text:a>/<text:a xlink:href="https://atozwiki.com/Spirit_of_vitriol" xlink:type="simple">spirit of vitriol</text:a></text:p>
          </table:table-cell>
          <table:table-cell office:value-type="string" calcext:value-type="string">
            <text:p><text:a xlink:href="https://atozwiki.com/Sulfuric_acid" xlink:type="simple">sulfuric acid</text:a>, a weak version can be formed by heating green vitriol and blue vitriol. H2SO4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w/index.php?title=Spirit_of_box&amp;action=edit&amp;redlink=1" xlink:type="simple">Spirit of box</text:a>/<text:a xlink:href="https://atozwiki.com/Pyroxylic_spirit" xlink:type="simple">pyroxylic spirit</text:a></text:p>
          </table:table-cell>
          <table:table-cell office:value-type="string" calcext:value-type="string">
            <text:p><text:a xlink:href="https://atozwiki.com/Methanol" xlink:type="simple">methanol</text:a>, CH3OH, distilled wood alcohol.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w/index.php?title=Spiritus_fumans&amp;action=edit&amp;redlink=1" xlink:type="simple">Spiritus fumans</text:a></text:p>
          </table:table-cell>
          <table:table-cell office:value-type="string" calcext:value-type="string">
            <text:p><text:a xlink:href="https://atozwiki.com/Stannic_chloride" xlink:type="simple">stannic chloride</text:a>, formed by distilling tin with corrosive sublimate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hartshorn" xlink:type="simple">Spirit of hartshorn</text:a></text:p>
          </table:table-cell>
          <table:table-cell office:value-type="string" calcext:value-type="string">
            <text:p><text:a xlink:href="https://atozwiki.com/Ammonia" xlink:type="simple">ammonia</text:a>, formed by the decomposition of </text:p>
            <text:p><text:a xlink:href="https://atozwiki.com/Sal-ammoniac" xlink:type="simple">sal-ammoniac</text:a> by <text:a xlink:href="https://atozwiki.com/Unslaked_lime" xlink:type="simple">unslaked lime</text:a>.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salt" xlink:type="simple">Spirit of salt</text:a>/<text:a xlink:href="https://atozwiki.com/w/index.php?title=Acidum_salis&amp;action=edit&amp;redlink=1" xlink:type="simple">acidum salis</text:a></text:p>
          </table:table-cell>
          <table:table-cell office:value-type="string" calcext:value-type="string">
            <text:p>the liquid form of <text:a xlink:href="https://atozwiki.com/Hydrochloric_acid" xlink:type="simple">hydrochloric acid</text:a> (also called muriatic acid), formed by mixing <text:a xlink:href="https://atozwiki.com/Sodium_chloride" xlink:type="simple">common salt</text:a> with oil of vitriol. </text:p>
            <text:p>-<text:a xlink:href="https://atozwiki.com/Marine_acid_air" xlink:type="simple">Marine acid air</text:a> – gaseous form of <text:a xlink:href="https://atozwiki.com/Hydrochloric_acid" xlink:type="simple">hydrochloric acid</text:a>.</text:p>
          </table:table-cell>
          <table:table-cell/>
        </table:table-row>
        <table:table-row table:style-name="ro5">
          <table:table-cell office:value-type="string" calcext:value-type="string">
            <text:p>X</text:p>
          </table:table-cell>
          <table:table-cell table:style-name="ce21" office:value-type="string" calcext:value-type="string">
            <text:p>cream of tartar</text:p>
          </table:table-cell>
          <table:table-cell table:style-name="ce23" office:value-type="string" calcext:value-type="string">
            <text:p>Potassium bitartrate, also known as potassium hydrogen tartrate, with formula <text:a xlink:href="https://en.wikipedia.org/wiki/Potassium" xlink:type="simple">K</text:a><text:a xlink:href="https://en.wikipedia.org/wiki/Carbon" xlink:type="simple">C4</text:a><text:a xlink:href="https://en.wikipedia.org/wiki/Hydrogen" xlink:type="simple">H5</text:a><text:a xlink:href="https://en.wikipedia.org/wiki/Oxygen" xlink:type="simple">O6</text:a>, is a chemical compound with a number of uses. It is the <text:a xlink:href="https://en.wikipedia.org/wiki/Potassium" xlink:type="simple">potassium</text:a> <text:a xlink:href="https://en.wikipedia.org/wiki/Acid_salt" xlink:type="simple">acid salt</text:a> of <text:a xlink:href="https://en.wikipedia.org/wiki/Tartaric_acid" xlink:type="simple">tartaric acid</text:a> (a <text:a xlink:href="https://en.wikipedia.org/wiki/Carboxylic_acid" xlink:type="simple">carboxylic acid</text:a>). Especially in cooking, it is also known as cream of tartar. </text:p>
          </table:table-cell>
          <table:table-cell/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office:value-type="string" calcext:value-type="string">
            <text:p><text:a xlink:href="https://atozwiki.com/Alkahest" xlink:type="simple">Alkahest</text:a></text:p>
          </table:table-cell>
          <table:table-cell office:value-type="string" calcext:value-type="string">
            <text:p>universal solvent.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Azoth" xlink:type="simple">Azoth</text:a></text:p>
          </table:table-cell>
          <table:table-cell office:value-type="string" calcext:value-type="string">
            <text:p>initially this referred to a supposed universal solvent but later became another name for <text:a xlink:href="https://atozwiki.com/Mercury_(element)" xlink:type="simple">Mercury</text:a>.</text:p>
          </table:table-cell>
          <table:table-cell office:value-type="string" calcext:value-type="string">
            <text:p>Quicksilver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Bitumen" xlink:type="simple">Bitumen</text:a></text:p>
          </table:table-cell>
          <table:table-cell office:value-type="string" calcext:value-type="string">
            <text:p>highly viscous liquid or semi-solid form of petroleum.</text:p>
          </table:table-cell>
          <table:table-cell office:value-type="string" calcext:value-type="string">
            <text:p>petroleum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Blende_(disambiguation)" xlink:type="simple">Blende</text:a></text:p>
          </table:table-cell>
          <table:table-cell table:style-name="Default" office:value-type="string" calcext:value-type="string">
            <text:p>may refere to: </text:p>
            <text:p><text:a xlink:href="https://en.wikipedia.org/wiki/Sphalerite" xlink:type="simple">Sphalerite</text:a> (Zinc blende, ZnS), the most common usage</text:p>
            <text:p><text:a xlink:href="https://en.wikipedia.org/wiki/Hornblende" xlink:type="simple">Hornblende</text:a>, a complex inosilicate series of minerals</text:p>
            <text:p><text:a xlink:href="https://en.wikipedia.org/wiki/Pitchblende" xlink:type="simple">Pitchblende</text:a>, former name of uraninite</text:p>
            <text:p/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string" calcext:value-type="string">
            <text:p>Brimstone</text:p>
          </table:table-cell>
          <table:table-cell office:value-type="string" calcext:value-type="string">
            <text:p><text:a xlink:href="https://atozwiki.com/Sulfur" xlink:type="simple">sulfur</text:a></text:p>
          </table:table-cell>
          <table:table-cell office:value-type="string" calcext:value-type="string">
            <text:p>Sulfur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Flowers_of_sulfur" xlink:type="simple">Flowers of sulfur</text:a></text:p>
          </table:table-cell>
          <table:table-cell office:value-type="string" calcext:value-type="string">
            <text:p>formed by distilling sulfur.</text:p>
          </table:table-cell>
          <table:table-cell office:value-type="string" calcext:value-type="string">
            <text:p>Sulfur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potash" xlink:type="simple">Caustic potash</text:a></text:p>
            <text:p><text:a xlink:href="https://atozwiki.com/w/index.php?title=Caustic_wood_alkali&amp;action=edit&amp;redlink=1" xlink:type="simple">caustic wood alkali</text:a></text:p>
          </table:table-cell>
          <table:table-cell office:value-type="string" calcext:value-type="string">
            <text:p><text:a xlink:href="https://atozwiki.com/Potassium_hydroxide" xlink:type="simple">potassium hydroxide</text:a>, formed by adding lime to potash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Soda" xlink:type="simple">Caustic Soda</text:a></text:p>
            <text:p><text:a xlink:href="https://atozwiki.com/w/index.php?title=Caustic_marine_alkali&amp;action=edit&amp;redlink=1" xlink:type="simple">caustic marine alkali</text:a></text:p>
          </table:table-cell>
          <table:table-cell office:value-type="string" calcext:value-type="string">
            <text:p><text:a xlink:href="https://atozwiki.com/Sodium_hydroxide" xlink:type="simple">sodium hydroxide</text:a>, NaOH, formed by adding lime to natron.</text:p>
          </table:table-cell>
          <table:table-cell office:value-type="string" calcext:value-type="string">
            <text:p>Hydr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Caustic_volatile_alkali&amp;action=edit&amp;redlink=1" xlink:type="simple">Caustic volatile alkali</text:a></text:p>
          </table:table-cell>
          <table:table-cell office:value-type="string" calcext:value-type="string">
            <text:p><text:a xlink:href="https://atozwiki.com/Ammonium_hydroxide" xlink:type="simple">ammonium hydroxide</text:a>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Corrosive_sublimate" xlink:type="simple">Corrosive sublimate</text:a></text:p>
          </table:table-cell>
          <table:table-cell office:value-type="string" calcext:value-type="string">
            <text:p><text:a xlink:href="https://atozwiki.com/Mercuric_chloride" xlink:type="simple">mercuric chloride</text:a>, formed by subliming mercury, calcined green vitriol, common salt, and nitre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Gum_Arabic" xlink:type="simple">Gum Arabic</text:a></text:p>
          </table:table-cell>
          <table:table-cell office:value-type="string" calcext:value-type="string">
            <text:p>gum from the <text:a xlink:href="https://atozwiki.com/Acacia_tree" xlink:type="simple">acacia tree</text:a>.</text:p>
          </table:table-cell>
          <table:table-cell office:value-type="string" calcext:value-type="string">
            <text:p>Gum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ver_of_sulfur" xlink:type="simple">Liver of sulfur</text:a></text:p>
          </table:table-cell>
          <table:table-cell office:value-type="string" calcext:value-type="string">
            <text:p>formed by fusing[<text:a xlink:href="https://atozwiki.com/Wikipedia:Please_clarify" xlink:type="simple">clarification needed</text:a>] potash and sulfur.</text:p>
          </table:table-cell>
          <table:table-cell office:value-type="string" calcext:value-type="string">
            <text:p>Mixtu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Lunar_caustic" xlink:type="simple">Lunar caustic</text:a></text:p>
            <text:p><text:a xlink:href="https://atozwiki.com/w/index.php?title=Lapis_infernalis&amp;action=edit&amp;redlink=1" xlink:type="simple">lapis infernalis</text:a></text:p>
          </table:table-cell>
          <table:table-cell office:value-type="string" calcext:value-type="string">
            <text:p><text:a xlink:href="https://atozwiki.com/Silver_nitrate" xlink:type="simple">silver nitrate</text:a>, formed by dissolving <text:a xlink:href="https://atozwiki.com/Silver" xlink:type="simple">silver</text:a> in aqua fortis and evaporating.</text:p>
          </table:table-cell>
          <table:table-cell office:value-type="string" calcext:value-type="string">
            <text:p>Nitra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ye" xlink:type="simple">Lye</text:a></text:p>
          </table:table-cell>
          <table:table-cell office:value-type="string" calcext:value-type="string">
            <text:p>potash in a water solution, formed by leaching wood ashes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tash" xlink:type="simple">Potash</text:a></text:p>
          </table:table-cell>
          <table:table-cell office:value-type="string" calcext:value-type="string">
            <text:p><text:a xlink:href="https://atozwiki.com/Potassium_carbonate" xlink:type="simple">potassium carbonate</text:a>, formed by evaporating lye; also called <text:a xlink:href="https://atozwiki.com/Salt_of_tartar" xlink:type="simple">salt of tartar</text:a>. K2CO3</text:p>
          </table:table-cell>
          <table:table-cell office:value-type="string" calcext:value-type="string">
            <text:p>Various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Pearlash" xlink:type="simple">Pearlash</text:a></text:p>
          </table:table-cell>
          <table:table-cell office:value-type="string" calcext:value-type="string">
            <text:p>formed by baking potash in a kiln.</text:p>
          </table:table-cell>
          <table:table-cell office:value-type="string" calcext:value-type="string">
            <text:p>Baked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Milk_of_sulfur&amp;action=edit&amp;redlink=1" xlink:type="simple">Milk of sulfur</text:a> </text:p>
            <text:p>(lac sulphuris)</text:p>
          </table:table-cell>
          <table:table-cell office:value-type="string" calcext:value-type="string">
            <text:p>formed by adding an acid to thion hudor (<text:a xlink:href="https://atozwiki.com/Lime_sulfur" xlink:type="simple">lime sulfur</text:a>)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Natron" xlink:type="simple">Natron</text:a>/<text:a xlink:href="https://atozwiki.com/Soda_ash" xlink:type="simple">soda ash</text:a>/<text:a xlink:href="https://atozwiki.com/Sodium_carbonate" xlink:type="simple">soda</text:a></text:p>
          </table:table-cell>
          <table:table-cell office:value-type="string" calcext:value-type="string">
            <text:p><text:a xlink:href="https://atozwiki.com/Sodium_carbonate" xlink:type="simple">sodium carbonate</text:a>. Na2CO3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table:style-name="ce9" office:value-type="string" calcext:value-type="string">
            <text:p><text:a xlink:href="https://atozwiki.com/w/index.php?title=Nitrum_flammans&amp;action=edit&amp;redlink=1" xlink:type="simple">Nitrum flammans</text:a></text:p>
          </table:table-cell>
          <table:table-cell office:value-type="string" calcext:value-type="string">
            <text:p><text:a xlink:href="https://atozwiki.com/Ammonium_nitrate" xlink:type="simple">ammonium nitrate</text:a>.</text:p>
          </table:table-cell>
          <table:table-cell office:value-type="string" calcext:value-type="string">
            <text:p>Nitra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Sugar_of_lead" xlink:type="simple">Sugar of lead</text:a></text:p>
          </table:table-cell>
          <table:table-cell office:value-type="string" calcext:value-type="string">
            <text:p><text:a xlink:href="https://atozwiki.com/Lead(II)_acetate" xlink:type="simple">lead(II) acetate</text:a>, formed by dissolving lead oxide in vinegar.</text:p>
          </table:table-cell>
          <table:table-cell office:value-type="string" calcext:value-type="string">
            <text:p>Acetate</text:p>
          </table:table-cell>
        </table:table-row>
        <table:table-row table:style-name="ro4">
          <table:table-cell/>
          <table:table-cell table:style-name="ce8" office:value-type="string" calcext:value-type="string">
            <text:p><text:a xlink:href="https://atozwiki.com/w/index.php?title=Thion_hudor&amp;action=edit&amp;redlink=1" xlink:type="simple">Thion hudor</text:a></text:p>
          </table:table-cell>
          <table:table-cell office:value-type="string" calcext:value-type="string">
            <text:p><text:a xlink:href="https://atozwiki.com/Lime_sulfur" xlink:type="simple">lime sulfur</text:a>, formed by boiling flowers of sulfur with slaked lime.</text:p>
          </table:table-cell>
          <table:table-cell office:value-type="string" calcext:value-type="string">
            <text:p>Heated Mixture</text:p>
          </table:table-cell>
        </table:table-row>
      </table:table>
      <table:named-expressions/>
      <table:database-ranges>
        <table:database-range table:name="__Anonymous_Sheet_DB__0" table:target-range-address="Sheet1.A2:Sheet1.D1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0:10:50.127123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4T22:11:59.091155367</meta:creation-date>
    <dc:date>2025-05-01T02:30:58.675735328</dc:date>
    <meta:editing-duration>PT9H6M12S</meta:editing-duration>
    <meta:editing-cycles>16</meta:editing-cycles>
    <meta:generator>LibreOffice/25.2.2.2$Linux_X86_64 LibreOffice_project/520$Build-2</meta:generator>
    <meta:document-statistic meta:table-count="1" meta:cell-count="358" meta:object-count="0"/>
  </office:meta>
</office:document-meta>
</file>